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Craps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Pass Bet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Voitto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Häviö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Piste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Heitä uudelle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Voitto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äviö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Don’t Pass Bet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Voitto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Häviö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Rahat takaisin</text:p>
          </table:table-cell>
          <table:table-cell table:style-name="ce5"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Piste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Heitä uudelle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Häviö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Voitt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uolenkärje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uolenkärjet_20_1" draw:display-name="Nuolenkärjet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.00.0000</text:date>, <text:time>00:00:00</text:time></text:p>
        </style:region-right>
      </style:header>
      <style:header-left style:display="false"/>
      <style:header-first style:display="false"/>
      <style:footer>
        <text:p>Sivu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08:53:49.901000000</meta:creation-date>
    <dc:date>2023-12-16T21:11:34.675000000</dc:date>
    <meta:editing-duration>P1DT12H17M45S</meta:editing-duration>
    <meta:editing-cycles>1</meta:editing-cycles>
    <meta:document-statistic meta:table-count="1" meta:cell-count="82" meta:object-count="0"/>
    <meta:generator>LibreOffice/7.6.2.1$Windows_X86_64 LibreOffice_project/56f7684011345957bbf33a7ee678afaf4d2ba333</meta:generator>
  </office:meta>
</office:document-meta>
</file>